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2.941cm" style:use-optimal-column-width="false"/>
    </style:style>
    <style:style style:name="co2" style:family="table-column">
      <style:table-column-properties style:column-width="82.917cm" style:use-optimal-column-width="false"/>
    </style:style>
    <style:style style:name="ro1" style:family="table-row">
      <style:table-row-properties style:row-height="38.074cm" style:use-optimal-row-height="false"/>
    </style:style>
    <style:style style:name="ro2" style:family="table-row">
      <style:table-row-properties style:row-height="28.629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layer="layout" svg:width="165.857cm" svg:height="181.21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علی مردوں کو جلائے، علی سورج پلٹائے<text:line-break/>کرشمیں دیکھ کے جس کے، زمانہ دھوکا کھائے<text:line-break/>نصیری سمجھ نہ پائے، خدا ہے یا ہے بندہ<text:line-break/>ابو طالب کا بیٹا<text:span text:style-name="T1"><text:line-break/></text:span><text:span text:style-name="T1">.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">نسب کچھ ایسا پایا، نبی نے بیٹی دے دی<text:line-break/>شبِ ہجرت جو سویا، خدا نے مرضی دے دی<text:line-break/>شرف کا عرش ِمعلی، ابو طالب کا بیٹا<text:span text:style-name="T1"><text:line-break/></text:span><text:span text:style-name="T1"/></text:p>
              </table:table-cell>
              <table:table-cell>
                <text:p text:style-name="P1">نبی نے سب کو رکایا، غدیر خم میں بتایا<text:line-break/>کہ جس کا میں ہوں مولا، علی ہے اس کا مولا<text:line-break/>غدیر خم کا دولہا، ابو طالب کا بیٹ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اُسے کہتے ہو کافر، پیمبر کا جو چچا ہے<text:line-break/>اے فرزی باپ کے بیٹوں، وہ سب کچھ دیکھ رہا ہے<text:line-break/>ہے اب بھی غیب میں بیٹھا، ابو طالب کا بیٹا<text:span text:style-name="T1"><text:line-break/></text:span><text:span text:style-name="T1"/></text:p>
              </table:table-cell>
              <table:table-cell>
                <text:p text:style-name="P1">جو ان سے بغض رکھے گا، بڑی مشکل سے مرے گا<text:line-break/>یہاں بھی ہاتھ ملے گا، وہاں بھی ہاتھ ملے گا<text:line-break/>ہے بخشش کا دروازہ، ابو طالب کا بیٹ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ہوئی جب اِن کی ولادت، بتوں کی آئی شامت<text:line-break/>مقدر دین کا جاگا، ملی کعبے کو طہارت<text:line-break/>وِقارِ خانۂِ کعبہ، ابو طالب کا بیٹا<text:span text:style-name="T1"><text:line-break/></text:span><text:span text:style-name="T1"/></text:p>
              </table:table-cell>
              <table:table-cell>
                <text:p text:style-name="P1">میرا ایمان علی ہے، میری پہچان علی ہے<text:line-break/>زمانے والوں سن لو، میرا سلطان علی ہے<text:line-break/>شہنشاہی کا ادارہ، ابو طالب کا بیٹ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ملا جب مال غنیمت، اکٹھا ہو گئی امت<text:line-break/>مگر جب دین ِنبی کو، پڑی ہے خوں کی ضرورت<text:line-break/>نکل کر سامنے آیا، ابو طالب کا بیٹا<text:span text:style-name="T1"><text:line-break/></text:span><text:span text:style-name="T1"/></text:p>
              </table:table-cell>
              <table:table-cell>
                <text:p text:style-name="P1">یہی ہے فاتحِ خیبر، یہی ہے ساقیِ کوثر<text:line-break/>یہ سورج چاند ستارے، اِس کے قدموں کی ٹھوکر<text:line-break/>فضیلت کا مینارہ، ابو طالب کا بیٹا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جب اک ہلکا سا تبسم، بنا شمشیرِ جلالت<text:line-break/>تو پھر فیاؔض نہ جانے، وہ ہوتی کیسی قیامت<text:line-break/>اگر کھل کر ہنس دیتا، ابو طالب کا بیٹا<text:span text:style-name="T1"><text:line-break/></text:span><text:span text:style-name="T1"/></text:p>
              </table:table-cell>
              <table:table-cell>
                <text:p text:style-name="P1">وہ نکلا خیمہِ حق سے، بنی ہاشم کا جیالہ<text:line-break/>بتاتی ہے یہ جلالت، بٹھا دو کتنا ہی پہرا<text:line-break/>اُٹھا لے جائے گا دریا، ابو طالب کا بیٹا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65.862cm" fo:page-height="181.2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7T14:07:37.755951400</dc:date>
    <meta:creation-date>2024-03-15T13:30:56Z</meta:creation-date>
    <meta:generator>LibreOffice/25.8.4.2$Windows_X86_64 LibreOffice_project/290daaa01b999472f0c7a3890eb6a550fd74c6df</meta:generator>
    <meta:editing-duration>PT7M53S</meta:editing-duration>
    <meta:editing-cycles>1</meta:editing-cycles>
    <meta:document-statistic meta:object-count="1"/>
  </office:meta>
</office:document-meta>
</file>